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iberation Sans" svg:font-family="'Liberation Sans'" style:font-family-generic="swiss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80cb5" officeooo:paragraph-rsid="00180cb5"/>
    </style:style>
    <style:style style:name="P2" style:family="paragraph" style:parent-style-name="Standard" style:list-style-name="L1">
      <style:text-properties style:font-name="Liberation Sans" officeooo:rsid="00180cb5" officeooo:paragraph-rsid="00180cb5"/>
    </style:style>
    <style:style style:name="P3" style:family="paragraph" style:parent-style-name="Standard" style:list-style-name="L1">
      <style:text-properties style:font-name="Liberation Sans" officeooo:rsid="001acaf9" officeooo:paragraph-rsid="001acaf9"/>
    </style:style>
    <style:style style:name="P4" style:family="paragraph" style:parent-style-name="Standard" style:list-style-name="L1">
      <style:text-properties style:font-name="Liberation Sans" officeooo:rsid="001aee5e" officeooo:paragraph-rsid="001aee5e"/>
    </style:style>
    <style:style style:name="P5" style:family="paragraph" style:parent-style-name="Standard" style:list-style-name="L1">
      <style:text-properties style:font-name="Liberation Sans" officeooo:rsid="001be9c7" officeooo:paragraph-rsid="001be9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Judge Features</text:p>
      <text:p text:style-name="P1"/>
      <text:list xml:id="list6277522159980647498" text:style-name="L1">
        <text:list-item>
          <text:p text:style-name="P2">Contest Arrange</text:p>
        </text:list-item>
        <text:list-item>
          <text:p text:style-name="P5">Multiple Contests Simultaneously </text:p>
        </text:list-item>
        <text:list-item>
          <text:p text:style-name="P3">Judge Panel</text:p>
        </text:list-item>
        <text:list-item>
          <text:p text:style-name="P3">Admin Panel</text:p>
        </text:list-item>
        <text:list-item>
          <text:p text:style-name="P3">Contestant Panel</text:p>
        </text:list-item>
        <text:list-item>
          <text:p text:style-name="P3">Clarification System</text:p>
        </text:list-item>
        <text:list-item>
          <text:p text:style-name="P3">Ranklist</text:p>
        </text:list-item>
        <text:list-item>
          <text:p text:style-name="P3">Automatic Judging System</text:p>
        </text:list-item>
        <text:list-item>
          <text:p text:style-name="P3">Rejudging</text:p>
        </text:list-item>
        <text:list-item>
          <text:p text:style-name="P4">Mass account cre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iberation Sans" svg:font-family="'Liberation Sans'" style:font-family-generic="swiss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e5f16313668ac592c1bfb310f4390624e3dbfb75</meta:generator>
    <meta:initial-creator>TualatriX</meta:initial-creator>
    <meta:creation-date>2008-02-15T12:08:28</meta:creation-date>
    <meta:editing-cycles>5</meta:editing-cycles>
    <meta:editing-duration>PT1M40S</meta:editing-duration>
    <dc:date>2015-11-17T01:49:56.445732275</dc:date>
    <dc:creator>Muntasir Munna</dc:creator>
    <meta:document-statistic meta:table-count="0" meta:image-count="0" meta:object-count="0" meta:page-count="1" meta:paragraph-count="11" meta:word-count="34" meta:character-count="208" meta:non-whitespace-character-count="194"/>
    <meta:user-defined meta:name="Info 1"/>
    <meta:user-defined meta:name="Info 2"/>
    <meta:user-defined meta:name="Info 3"/>
    <meta:user-defined meta:name="Info 4"/>
  </office:meta>
</office:document-meta>
</file>